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IRANSans" svg:font-family="IRANSans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officeooo:rsid="00202a08" officeooo:paragraph-rsid="00202a08" style:font-name-complex="IRANSans"/>
    </style:style>
    <style:style style:name="P2" style:family="paragraph" style:parent-style-name="Standard" style:master-page-name="">
      <style:paragraph-properties fo:text-align="end" style:justify-single-word="false" style:page-number="auto"/>
      <style:text-properties officeooo:rsid="001ff2ff" officeooo:paragraph-rsid="001ff2ff" style:font-name-complex="IRANSan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تغییر مقادیر نوع اعتبار سنجی در جدول اعتبارسنجی</text:p>
      <text:p text:style-name="P1">تغییر سایز فیلد کلمه عبور به ۶۴ کاراکتر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IRANSans" svg:font-family="IRANSans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25T02:36:01.387045843</meta:creation-date>
    <dc:date>2015-01-25T02:37:36.798284404</dc:date>
    <meta:editing-duration>PT1M16S</meta:editing-duration>
    <meta:editing-cycles>3</meta:editing-cycles>
    <meta:generator>LibreOffice/4.2.7.2$Linux_X86_64 LibreOffice_project/420m0$Build-2</meta:generator>
    <meta:document-statistic meta:table-count="0" meta:image-count="0" meta:object-count="0" meta:page-count="1" meta:paragraph-count="2" meta:word-count="16" meta:character-count="86" meta:non-whitespace-character-count="72"/>
  </office:meta>
</office:document-meta>
</file>